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2"/>
    <style:style style:name="ce3" style:family="table-cell" style:parent-style-name="Default" style:data-style-name="N13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Millares" style:data-style-name="N35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1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Millares" style:data-style-name="N35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Millares" style:data-style-name="N35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2"/>
    <style:style style:name="ce17" style:family="table-cell" style:parent-style-name="Default" style:data-style-name="N0"/>
    <style:style style:name="ce18" style:family="table-cell" style:parent-style-name="Default" style:data-style-name="N12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35"/>
    <style:style style:name="ce23" style:family="table-cell" style:parent-style-name="Default" style:data-style-name="N35">
      <style:table-cell-properties style:vertical-align="automatic" style:repeat-content="false"/>
      <style:paragraph-properties fo:text-align="center"/>
    </style:style>
    <style:style style:name="ce24" style:family="table-cell" style:parent-style-name="Millares" style:data-style-name="N42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2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26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27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ackground-color="#F2F2F2"/>
      <style:text-properties fo:font-weight="bold" style:font-weight-asian="bold" style:font-weight-complex="bold"/>
    </style:style>
    <style:style style:name="ce30" style:family="table-cell" style:parent-style-name="Default" style:data-style-name="N12">
      <style:table-cell-properties fo:background-color="#F2F2F2"/>
    </style:style>
    <style:style style:name="ce31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fo:color="#44B3E1"/>
    </style:style>
    <style:style style:name="ce34" style:family="table-cell" style:parent-style-name="Default" style:data-style-name="N12">
      <style:table-cell-properties style:vertical-align="automatic" fo:background-color="#F2F2F2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12">
      <style:table-cell-properties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44B3E1"/>
    </style:style>
    <style:style style:name="ce39" style:family="table-cell" style:parent-style-name="Default" style:data-style-name="N0">
      <style:table-cell-properties style:vertical-align="automatic" fo:background-color="#C0E6F5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3">
      <style:table-cell-properties style:vertical-align="automatic" fo:background-color="#C0E6F5" style:repeat-content="false"/>
      <style:paragraph-properties fo:text-align="center"/>
    </style:style>
    <style:style style:name="ce41" style:family="table-cell" style:parent-style-name="Default" style:data-style-name="N1">
      <style:table-cell-properties style:vertical-align="automatic" fo:background-color="#C0E6F5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#C0E6F5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Millares" style:data-style-name="N35">
      <style:table-cell-properties style:vertical-align="automatic" fo:background-color="#D9D9D9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#D9D9D9"/>
    </style:style>
    <style:style style:name="ce46" style:family="table-cell" style:parent-style-name="Default" style:data-style-name="N12">
      <style:table-cell-properties fo:background-color="#D9D9D9"/>
    </style:style>
    <style:style style:name="ce47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48" style:family="table-cell" style:parent-style-name="Default" style:data-style-name="N12">
      <style:table-cell-properties style:vertical-align="automatic" fo:background-color="#D9D9D9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50" style:family="table-cell" style:parent-style-name="Millares" style:data-style-name="N35">
      <style:table-cell-properties style:vertical-align="automatic" fo:background-color="#D9D9D9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12">
      <style:table-cell-properties style:vertical-align="automatic" style:repeat-content="false"/>
      <style:paragraph-properties fo:text-align="center"/>
      <style:text-properties fo:color="#000000"/>
    </style:style>
    <style:style style:name="ce53" style:family="table-cell" style:parent-style-name="Default" style:data-style-name="N35">
      <style:table-cell-properties style:vertical-align="automatic" style:repeat-content="false"/>
      <style:paragraph-properties fo:text-align="center"/>
    </style:style>
    <style:style style:name="ce54" style:family="table-cell" style:parent-style-name="Default" style:data-style-name="N12">
      <style:table-cell-properties style:vertical-align="automatic" style:repeat-content="false"/>
      <style:paragraph-properties fo:text-align="center"/>
    </style:style>
    <style:style style:name="ce55" style:family="table-cell" style:parent-style-name="Default" style:data-style-name="N12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56" style:family="table-cell" style:parent-style-name="Default" style:data-style-name="N12">
      <style:table-cell-properties style:vertical-align="automatic" fo:background-color="#D9D9D9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58" style:family="table-cell" style:parent-style-name="Default" style:data-style-name="N12">
      <style:table-cell-properties style:vertical-align="automatic" fo:background-color="#D9D9D9" style:repeat-content="false"/>
      <style:paragraph-properties fo:text-align="center"/>
    </style:style>
    <style:style style:name="ce59" style:family="table-cell" style:parent-style-name="Default" style:data-style-name="N12">
      <style:table-cell-properties fo:background-color="#D9D9D9"/>
    </style:style>
    <style:style style:name="ce60" style:family="table-cell" style:parent-style-name="Default" style:data-style-name="N0">
      <style:table-cell-properties fo:background-color="#D9D9D9"/>
    </style:style>
    <style:style style:name="ce61" style:family="table-cell" style:parent-style-name="Default" style:data-style-name="N0">
      <style:table-cell-properties style:vertical-align="automatic" fo:background-color="#C1F0C8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12">
      <style:table-cell-properties style:vertical-align="automatic" fo:background-color="#C1F0C8" style:repeat-content="false"/>
      <style:paragraph-properties fo:text-align="center"/>
      <style:text-properties fo:color="#000000" fo:font-weight="bold" style:font-weight-asian="bold" style:font-weight-complex="bold"/>
    </style:style>
    <style:style style:name="ce63" style:family="table-cell" style:parent-style-name="Default" style:data-style-name="N12">
      <style:table-cell-properties style:vertical-align="automatic" fo:background-color="#C1F0C8" style:repeat-content="false"/>
      <style:paragraph-properties fo:text-align="center"/>
      <style:text-properties fo:color="#000000" fo:font-weight="bold" style:font-weight-asian="bold" style:font-weight-complex="bold"/>
    </style:style>
    <style:style style:name="ce64" style:family="table-cell" style:parent-style-name="Default" style:data-style-name="N12">
      <style:table-cell-properties style:vertical-align="automatic" fo:background-color="#C1F0C8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Millares" style:data-style-name="N0">
      <style:table-cell-properties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automatic" fo:background-color="#C1F0C8" style:repeat-content="false"/>
      <style:paragraph-properties fo:text-align="center"/>
    </style:style>
    <style:style style:name="ce67" style:family="table-cell" style:parent-style-name="Default" style:data-style-name="N12">
      <style:table-cell-properties style:vertical-align="automatic" fo:background-color="#C1F0C8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center"/>
    </style:style>
    <style:style style:name="ce69" style:family="table-cell" style:parent-style-name="Default" style:data-style-name="N45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Porcentaje" style:data-style-name="N45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background-color="#D0D0D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4.365625cm" style:use-optimal-column-width="true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6.50875cm" style:use-optimal-column-width="true"/>
    </style:style>
    <style:style style:name="co6" style:family="table-column">
      <style:table-column-properties fo:break-before="auto" style:column-width="3.04270833333333cm" style:use-optimal-column-width="true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72520833333333cm" style:use-optimal-column-width="true"/>
    </style:style>
    <style:style style:name="co9" style:family="table-column">
      <style:table-column-properties fo:break-before="auto" style:column-width="4.47145833333333cm" style:use-optimal-column-width="true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8575cm" style:use-optimal-column-width="true"/>
    </style:style>
    <style:style style:name="co12" style:family="table-column">
      <style:table-column-properties fo:break-before="auto" style:column-width="5.159375cm" style:use-optimal-column-width="true"/>
    </style:style>
    <style:style style:name="co13" style:family="table-column">
      <style:table-column-properties fo:break-before="auto" style:column-width="2.83104166666667cm" style:use-optimal-column-width="true"/>
    </style:style>
    <style:style style:name="co14" style:family="table-column">
      <style:table-column-properties fo:break-before="auto" style:column-width="2.54cm" style:use-optimal-column-width="true"/>
    </style:style>
    <style:style style:name="co15" style:family="table-column">
      <style:table-column-properties fo:break-before="auto" style:column-width="4.33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ssumptions" table:style-name="ta1">
        <table:table-column table:style-name="co1" table:number-columns-repeated="2" table:default-cell-style-name="ce28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table:number-columns-repeated="2" table:style-name="ce28"/>
          <table:table-cell table:number-columns-repeated="16382" table:style-name="ce2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2">
            <text:p>Location</text:p>
          </table:table-cell>
          <table:table-cell office:value-type="string" table:style-name="ce31">
            <text:p>Mexico city</text:p>
          </table:table-cell>
          <table:table-cell table:style-name="ce31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31">
            <text:p>Number of apartments</text:p>
          </table:table-cell>
          <table:table-cell office:value-type="float" office:value="300" table:style-name="ce33">
            <text:p>300</text:p>
          </table:table-cell>
          <table:table-cell table:style-name="ce31"/>
          <table:table-cell office:value-type="float" office:value="31500" table:formula="of:=[.D4]*[.D5]" table:style-name="ce1">
            <text:p>31500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31">
            <text:p>Meters</text:p>
          </table:table-cell>
          <table:table-cell office:value-type="float" office:value="105" table:style-name="ce33">
            <text:p>105</text:p>
          </table:table-cell>
          <table:table-cell office:value-type="string" table:style-name="ce31">
            <text:p>m^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31">
            <text:p>Selling price per meter</text:p>
          </table:table-cell>
          <table:table-cell office:value-type="currency" office:value="62500" table:style-name="ce34">
            <text:p>$62,500.00</text:p>
          </table:table-cell>
          <table:table-cell table:style-name="ce31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32">
            <text:p>Appartment price</text:p>
          </table:table-cell>
          <table:table-cell office:value-type="currency" office:value="6562500" table:formula="of:=[.D6]*[.D5]" table:style-name="ce34">
            <text:p>$6,562,500.00</text:p>
          </table:table-cell>
          <table:table-cell table:style-name="ce31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32">
            <text:p>Total value of the project</text:p>
          </table:table-cell>
          <table:table-cell office:value-type="currency" office:value="1968750000" table:formula="of:=[.D7]*[.D4]" table:style-name="ce34">
            <text:p>$1,968,750,000.00</text:p>
          </table:table-cell>
          <table:table-cell table:style-name="ce31"/>
          <table:table-cell table:number-columns-repeated="16379" table:style-name="ce1"/>
        </table:table-row>
        <table:table-row table:number-rows-repeated="2" table:style-name="ro1">
          <table:table-cell table:number-columns-repeated="2" table:style-name="ce28"/>
          <table:table-cell table:style-name="ce35"/>
          <table:table-cell table:style-name="ce36"/>
          <table:table-cell table:style-name="ce37"/>
          <table:table-cell table:number-columns-repeated="16379" table:style-name="ce28"/>
        </table:table-row>
        <table:table-row table:style-name="ro1">
          <table:table-cell table:number-columns-repeated="2"/>
          <table:table-cell table:style-name="ce38"/>
          <table:table-cell table:style-name="ce42"/>
          <table:table-cell office:value-type="string" table:style-name="ce42">
            <text:p>% Of absoption</text:p>
          </table:table-cell>
          <table:table-cell office:value-type="string" table:style-name="ce39">
            <text:p>Total meters sold pear year</text:p>
          </table:table-cell>
          <table:table-cell office:value-type="string" table:style-name="ce4">
            <text:p>#Appartments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>
            <draw:custom-shape svg:x="0.3774in" svg:y="0.02885in" svg:width="0.84375in" svg:height="0.1875in" draw:z-index="1" draw:id="id0" draw:style-name="a2" draw:name="Flecha: a la derecha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200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style-name="ce39">
            <text:p>First Year</text:p>
          </table:table-cell>
          <table:table-cell office:value-type="percentage" office:value="0.25" table:style-name="ce40">
            <text:p>25%</text:p>
          </table:table-cell>
          <table:table-cell office:value-type="float" office:value="7875" table:formula="of:=[.D5]*[.D4]*[.E12]" table:style-name="ce41">
            <text:p>7875</text:p>
          </table:table-cell>
          <table:table-cell table:style-name="ce2"/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office:value-type="string" table:style-name="ce39">
            <text:p>Second Year</text:p>
          </table:table-cell>
          <table:table-cell office:value-type="percentage" office:value="0.75" table:style-name="ce40">
            <text:p>75%</text:p>
          </table:table-cell>
          <table:table-cell office:value-type="float" office:value="23625" table:formula="of:=[.D4]*[.D5]*[.E13]" table:style-name="ce41">
            <text:p>23625</text:p>
          </table:table-cell>
          <table:table-cell table:style-name="ce2"/>
          <table:table-cell table:number-columns-repeated="16377"/>
        </table:table-row>
        <table:table-row table:number-rows-repeated="3" table:style-name="ro1">
          <table:table-cell table:number-columns-repeated="2"/>
          <table:table-cell table:style-name="ce1"/>
          <table:table-cell table:style-name="ce4"/>
          <table:table-cell table:style-name="ce3"/>
          <table:table-cell table:style-name="ce6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9">
            <text:p>Projected Cost</text:p>
          </table:table-cell>
          <table:table-cell office:value-type="currency" office:value="1500000000" table:style-name="ce30">
            <text:p>$1,500,000,000.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9">
            <text:p>Cost Structure:</text:p>
          </table:table-cell>
          <table:table-cell table:style-name="ce30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1">
            <text:p>Land Cost</text:p>
          </table:table-cell>
          <table:table-cell office:value-type="currency" office:value="300000000" table:formula="of:=[.$D$18]*0.2" table:style-name="ce30">
            <text:p>$300,000,000.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1">
            <text:p>Permit costs</text:p>
          </table:table-cell>
          <table:table-cell office:value-type="currency" office:value="225000000" table:formula="of:=[.$D$18]*0.15" table:style-name="ce30">
            <text:p>$225,000,000.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1">
            <text:p>Architecture &amp; Design</text:p>
          </table:table-cell>
          <table:table-cell office:value-type="currency" office:value="75000000" table:formula="of:=[.$D$18]*0.05" table:style-name="ce30">
            <text:p>$75,000,000.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1">
            <text:p>Construction costs</text:p>
          </table:table-cell>
          <table:table-cell office:value-type="currency" office:value="900000000" table:formula="of:=[.D18]*0.6" table:style-name="ce30">
            <text:p>$900,000,00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16380"/>
        </table:table-row>
        <table:table-row table:number-rows-repeated="1048551" table:style-name="ro1">
          <table:table-cell table:number-columns-repeated="16384"/>
        </table:table-row>
      </table:table>
      <table:table table:name="Cashflow_analysis_Per_Month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6" table:default-cell-style-name="ce1"/>
        <table:table-column table:style-name="co8" table:number-columns-repeated="12" table:default-cell-style-name="ce1"/>
        <table:table-column table:style-name="co15" table:default-cell-style-name="ce1"/>
        <table:table-column table:style-name="co7" table:number-columns-repeated="1635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3">
            <text:p>Year</text:p>
          </table:table-cell>
          <table:table-cell office:value-type="string" table:style-name="ce43">
            <text:p>M^2 Sold</text:p>
          </table:table-cell>
          <table:table-cell table:style-name="ce1"/>
          <table:table-cell table:style-name="ce7"/>
          <table:table-cell office:value-type="string" table:style-name="ce43">
            <text:p>Construction:</text:p>
          </table:table-cell>
          <table:table-cell table:style-name="ce45"/>
          <table:table-cell table:style-name="ce1"/>
          <table:table-cell office:value-type="string" table:style-name="ce43">
            <text:p>Land:</text:p>
          </table:table-cell>
          <table:table-cell table:style-name="ce47"/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1" table:style-name="ce49">
            <text:p>1</text:p>
          </table:table-cell>
          <table:table-cell office:value-type="float" office:value="7875" table:formula="of:=[Assumptions.F12]" table:style-name="ce50">
            <text:p><text:s/>7,875.00<text:s/></text:p>
          </table:table-cell>
          <table:table-cell table:style-name="ce1"/>
          <table:table-cell table:style-name="ce8"/>
          <table:table-cell office:value-type="string" table:style-name="ce49">
            <text:p>Construction cost/M^2</text:p>
          </table:table-cell>
          <table:table-cell office:value-type="currency" office:value="28571.428571428572" table:formula="of:=[Assumptions.D23]/[.C5]" table:style-name="ce46">
            <text:p>$28,571.43</text:p>
          </table:table-cell>
          <table:table-cell table:style-name="ce1"/>
          <table:table-cell office:value-type="string" table:style-name="ce47">
            <text:p>Paid M^2</text:p>
          </table:table-cell>
          <table:table-cell office:value-type="currency" office:value="9523.8095238095229" table:formula="of:=[Assumptions.D20]/[.C5]" table:style-name="ce48">
            <text:p>$9,523.81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2" table:style-name="ce49">
            <text:p>2</text:p>
          </table:table-cell>
          <table:table-cell office:value-type="float" office:value="23625" table:formula="of:=[Assumptions.F13]" table:style-name="ce50">
            <text:p><text:s/>23,625.00<text:s/></text:p>
          </table:table-cell>
          <table:table-cell table:style-name="ce1"/>
          <table:table-cell table:style-name="ce8"/>
          <table:table-cell office:value-type="string" table:style-name="ce49">
            <text:p>Architecture and design/M^2</text:p>
          </table:table-cell>
          <table:table-cell office:value-type="currency" office:value="2380.9523809523807" table:formula="of:=[Assumptions.D22]/[.C5]" table:style-name="ce46">
            <text:p>$2,380.95</text:p>
          </table:table-cell>
          <table:table-cell table:style-name="ce1"/>
          <table:table-cell office:value-type="string" table:style-name="ce47">
            <text:p>Permit cost/M^2</text:p>
          </table:table-cell>
          <table:table-cell office:value-type="currency" office:value="7142.8571428571431" table:formula="of:=[Assumptions.D21]/[.C5]" table:style-name="ce48">
            <text:p>$7,142.8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43">
            <text:p>Total M^2</text:p>
          </table:table-cell>
          <table:table-cell office:value-type="float" office:value="31500" table:formula="of:=SUM([.C3:.C4])" table:style-name="ce44">
            <text:p><text:s/>31,500.00<text:s/></text:p>
          </table:table-cell>
          <table:table-cell table:style-name="ce22"/>
          <table:table-cell table:style-name="ce8"/>
          <table:table-cell table:number-columns-repeated="16379" table:style-name="ce1"/>
        </table:table-row>
        <table:table-row table:number-rows-repeated="3" table:style-name="ro1">
          <table:table-cell table:style-name="ce1"/>
          <table:table-cell table:number-columns-repeated="2" table:style-name="ce7"/>
          <table:table-cell table:number-columns-repeated="2" table:style-name="ce8"/>
          <table:table-cell table:number-columns-repeated="16379" table:style-name="ce1"/>
        </table:table-row>
        <table:table-row table:style-name="ro1">
          <table:table-cell table:style-name="ce7"/>
          <table:table-cell office:value-type="string" table:style-name="ce43">
            <text:p>Year</text:p>
          </table:table-cell>
          <table:table-cell table:style-name="ce43"/>
          <table:table-cell office:value-type="float" office:value="1" table:formula="of:=IF([.D10]/12&lt;=1;1;2)" table:style-name="ce43">
            <text:p>1</text:p>
          </table:table-cell>
          <table:table-cell office:value-type="float" office:value="1" table:formula="of:=IF([.E10]/12&lt;=1;1;2)" table:style-name="ce43">
            <text:p>1</text:p>
          </table:table-cell>
          <table:table-cell office:value-type="float" office:value="1" table:formula="of:=IF([.F10]/12&lt;=1;1;2)" table:style-name="ce43">
            <text:p>1</text:p>
          </table:table-cell>
          <table:table-cell office:value-type="float" office:value="1" table:formula="of:=IF([.G10]/12&lt;=1;1;2)" table:style-name="ce43">
            <text:p>1</text:p>
          </table:table-cell>
          <table:table-cell office:value-type="float" office:value="1" table:formula="of:=IF([.H10]/12&lt;=1;1;2)" table:style-name="ce43">
            <text:p>1</text:p>
          </table:table-cell>
          <table:table-cell office:value-type="float" office:value="1" table:formula="of:=IF([.I10]/12&lt;=1;1;2)" table:style-name="ce43">
            <text:p>1</text:p>
          </table:table-cell>
          <table:table-cell office:value-type="float" office:value="1" table:formula="of:=IF([.J10]/12&lt;=1;1;2)" table:style-name="ce43">
            <text:p>1</text:p>
          </table:table-cell>
          <table:table-cell office:value-type="float" office:value="1" table:formula="of:=IF([.K10]/12&lt;=1;1;2)" table:style-name="ce43">
            <text:p>1</text:p>
          </table:table-cell>
          <table:table-cell office:value-type="float" office:value="1" table:formula="of:=IF([.L10]/12&lt;=1;1;2)" table:style-name="ce43">
            <text:p>1</text:p>
          </table:table-cell>
          <table:table-cell office:value-type="float" office:value="1" table:formula="of:=IF([.M10]/12&lt;=1;1;2)" table:style-name="ce43">
            <text:p>1</text:p>
          </table:table-cell>
          <table:table-cell office:value-type="float" office:value="1" table:formula="of:=IF([.N10]/12&lt;=1;1;2)" table:style-name="ce43">
            <text:p>1</text:p>
          </table:table-cell>
          <table:table-cell office:value-type="float" office:value="1" table:formula="of:=IF([.O10]/12&lt;=1;1;2)" table:style-name="ce43">
            <text:p>1</text:p>
          </table:table-cell>
          <table:table-cell office:value-type="float" office:value="2" table:formula="of:=IF([.P10]/12&lt;=1;1;2)" table:style-name="ce43">
            <text:p>2</text:p>
          </table:table-cell>
          <table:table-cell office:value-type="float" office:value="2" table:formula="of:=IF([.Q10]/12&lt;=1;1;2)" table:style-name="ce43">
            <text:p>2</text:p>
          </table:table-cell>
          <table:table-cell office:value-type="float" office:value="2" table:formula="of:=IF([.R10]/12&lt;=1;1;2)" table:style-name="ce43">
            <text:p>2</text:p>
          </table:table-cell>
          <table:table-cell office:value-type="float" office:value="2" table:formula="of:=IF([.S10]/12&lt;=1;1;2)" table:style-name="ce43">
            <text:p>2</text:p>
          </table:table-cell>
          <table:table-cell office:value-type="float" office:value="2" table:formula="of:=IF([.T10]/12&lt;=1;1;2)" table:style-name="ce43">
            <text:p>2</text:p>
          </table:table-cell>
          <table:table-cell office:value-type="float" office:value="2" table:formula="of:=IF([.U10]/12&lt;=1;1;2)" table:style-name="ce43">
            <text:p>2</text:p>
          </table:table-cell>
          <table:table-cell office:value-type="float" office:value="2" table:formula="of:=IF([.V10]/12&lt;=1;1;2)" table:style-name="ce43">
            <text:p>2</text:p>
          </table:table-cell>
          <table:table-cell office:value-type="float" office:value="2" table:formula="of:=IF([.W10]/12&lt;=1;1;2)" table:style-name="ce43">
            <text:p>2</text:p>
          </table:table-cell>
          <table:table-cell office:value-type="float" office:value="2" table:formula="of:=IF([.X10]/12&lt;=1;1;2)" table:style-name="ce43">
            <text:p>2</text:p>
          </table:table-cell>
          <table:table-cell office:value-type="float" office:value="2" table:formula="of:=IF([.Y10]/12&lt;=1;1;2)" table:style-name="ce43">
            <text:p>2</text:p>
          </table:table-cell>
          <table:table-cell office:value-type="float" office:value="2" table:formula="of:=IF([.Z10]/12&lt;=1;1;2)" table:style-name="ce43">
            <text:p>2</text:p>
          </table:table-cell>
          <table:table-cell office:value-type="float" office:value="2" table:formula="of:=IF([.AA10]/12&lt;=1;1;2)" table:style-name="ce43">
            <text:p>2</text:p>
          </table:table-cell>
          <table:table-cell table:number-columns-repeated="16357" table:style-name="ce7"/>
        </table:table-row>
        <table:table-row table:style-name="ro1">
          <table:table-cell table:style-name="ce1"/>
          <table:table-cell office:value-type="string" table:style-name="ce43">
            <text:p>Month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table:style-name="ce7"/>
          <table:table-cell table:number-columns-repeated="16356"/>
        </table:table-row>
        <table:table-row table:style-name="ro1">
          <table:table-cell table:style-name="ce1"/>
          <table:table-cell office:value-type="string" table:style-name="ce49">
            <text:p>Sold M^2</text:p>
          </table:table-cell>
          <table:table-cell office:value-type="float" office:value="31500" table:formula="of:=SUM([.D11:.AA11])" table:style-name="ce24">
            <text:p><text:s/>31,500<text:s/></text:p>
          </table:table-cell>
          <table:table-cell office:value-type="float" office:value="656.25" table:formula="of:=VLOOKUP([.D9];[.$B$2:.$C$4];2;0)/12" table:style-name="ce10">
            <text:p>656.25</text:p>
          </table:table-cell>
          <table:table-cell office:value-type="float" office:value="656.25" table:formula="of:=VLOOKUP([.E9];[.$B$2:.$C$4];2;0)/12" table:style-name="ce5">
            <text:p>656.25</text:p>
          </table:table-cell>
          <table:table-cell office:value-type="float" office:value="656.25" table:formula="of:=VLOOKUP([.F9];[.$B$2:.$C$4];2;0)/12" table:style-name="ce5">
            <text:p>656.25</text:p>
          </table:table-cell>
          <table:table-cell office:value-type="float" office:value="656.25" table:formula="of:=VLOOKUP([.G9];[.$B$2:.$C$4];2;0)/12" table:style-name="ce5">
            <text:p>656.25</text:p>
          </table:table-cell>
          <table:table-cell office:value-type="float" office:value="656.25" table:formula="of:=VLOOKUP([.H9];[.$B$2:.$C$4];2;0)/12" table:style-name="ce5">
            <text:p>656.25</text:p>
          </table:table-cell>
          <table:table-cell office:value-type="float" office:value="656.25" table:formula="of:=VLOOKUP([.I9];[.$B$2:.$C$4];2;0)/12" table:style-name="ce5">
            <text:p>656.25</text:p>
          </table:table-cell>
          <table:table-cell office:value-type="float" office:value="656.25" table:formula="of:=VLOOKUP([.J9];[.$B$2:.$C$4];2;0)/12" table:style-name="ce5">
            <text:p>656.25</text:p>
          </table:table-cell>
          <table:table-cell office:value-type="float" office:value="656.25" table:formula="of:=VLOOKUP([.K9];[.$B$2:.$C$4];2;0)/12" table:style-name="ce5">
            <text:p>656.25</text:p>
          </table:table-cell>
          <table:table-cell office:value-type="float" office:value="656.25" table:formula="of:=VLOOKUP([.L9];[.$B$2:.$C$4];2;0)/12" table:style-name="ce5">
            <text:p>656.25</text:p>
          </table:table-cell>
          <table:table-cell office:value-type="float" office:value="656.25" table:formula="of:=VLOOKUP([.M9];[.$B$2:.$C$4];2;0)/12" table:style-name="ce5">
            <text:p>656.25</text:p>
          </table:table-cell>
          <table:table-cell office:value-type="float" office:value="656.25" table:formula="of:=VLOOKUP([.N9];[.$B$2:.$C$4];2;0)/12" table:style-name="ce5">
            <text:p>656.25</text:p>
          </table:table-cell>
          <table:table-cell office:value-type="float" office:value="656.25" table:formula="of:=VLOOKUP([.O9];[.$B$2:.$C$4];2;0)/12" table:style-name="ce5">
            <text:p>656.25</text:p>
          </table:table-cell>
          <table:table-cell office:value-type="float" office:value="1968.75" table:formula="of:=VLOOKUP([.P9];[.$B$2:.$C$4];2;0)/12" table:style-name="ce5">
            <text:p>1968.75</text:p>
          </table:table-cell>
          <table:table-cell office:value-type="float" office:value="1968.75" table:formula="of:=VLOOKUP([.Q9];[.$B$2:.$C$4];2;0)/12" table:style-name="ce5">
            <text:p>1968.75</text:p>
          </table:table-cell>
          <table:table-cell office:value-type="float" office:value="1968.75" table:formula="of:=VLOOKUP([.R9];[.$B$2:.$C$4];2;0)/12" table:style-name="ce5">
            <text:p>1968.75</text:p>
          </table:table-cell>
          <table:table-cell office:value-type="float" office:value="1968.75" table:formula="of:=VLOOKUP([.S9];[.$B$2:.$C$4];2;0)/12" table:style-name="ce5">
            <text:p>1968.75</text:p>
          </table:table-cell>
          <table:table-cell office:value-type="float" office:value="1968.75" table:formula="of:=VLOOKUP([.T9];[.$B$2:.$C$4];2;0)/12" table:style-name="ce5">
            <text:p>1968.75</text:p>
          </table:table-cell>
          <table:table-cell office:value-type="float" office:value="1968.75" table:formula="of:=VLOOKUP([.U9];[.$B$2:.$C$4];2;0)/12" table:style-name="ce5">
            <text:p>1968.75</text:p>
          </table:table-cell>
          <table:table-cell office:value-type="float" office:value="1968.75" table:formula="of:=VLOOKUP([.V9];[.$B$2:.$C$4];2;0)/12" table:style-name="ce5">
            <text:p>1968.75</text:p>
          </table:table-cell>
          <table:table-cell office:value-type="float" office:value="1968.75" table:formula="of:=VLOOKUP([.W9];[.$B$2:.$C$4];2;0)/12" table:style-name="ce5">
            <text:p>1968.75</text:p>
          </table:table-cell>
          <table:table-cell office:value-type="float" office:value="1968.75" table:formula="of:=VLOOKUP([.X9];[.$B$2:.$C$4];2;0)/12" table:style-name="ce5">
            <text:p>1968.75</text:p>
          </table:table-cell>
          <table:table-cell office:value-type="float" office:value="1968.75" table:formula="of:=VLOOKUP([.Y9];[.$B$2:.$C$4];2;0)/12" table:style-name="ce5">
            <text:p>1968.75</text:p>
          </table:table-cell>
          <table:table-cell office:value-type="float" office:value="1968.75" table:formula="of:=VLOOKUP([.Z9];[.$B$2:.$C$4];2;0)/12" table:style-name="ce5">
            <text:p>1968.75</text:p>
          </table:table-cell>
          <table:table-cell office:value-type="float" office:value="1968.75" table:formula="of:=VLOOKUP([.AA9];[.$B$2:.$C$4];2;0)/12" table:style-name="ce5">
            <text:p>1968.75</text:p>
          </table:table-cell>
          <table:table-cell table:style-name="ce12"/>
          <table:table-cell table:number-columns-repeated="16356"/>
        </table:table-row>
        <table:table-row table:style-name="ro1">
          <table:table-cell table:style-name="ce1"/>
          <table:table-cell office:value-type="string" table:style-name="ce49">
            <text:p>Constructed M^2</text:p>
          </table:table-cell>
          <table:table-cell office:value-type="float" office:value="31500" table:formula="of:=SUM([.D12:.AA12])" table:style-name="ce24">
            <text:p><text:s/>31,500<text:s/></text:p>
          </table:table-cell>
          <table:table-cell office:value-type="float" office:value="1312.5" table:formula="of:=[.$C$5]/24" table:style-name="ce5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office:value-type="float" office:value="1312.5" table:formula="of:=[.$C$5]/24" table:style-name="ce23">
            <text:p><text:s/>1,312.50<text:s/></text:p>
          </table:table-cell>
          <table:table-cell table:style-name="ce12"/>
          <table:table-cell table:number-columns-repeated="16356"/>
        </table:table-row>
        <table:table-row table:style-name="ro1">
          <table:table-cell table:style-name="ce1"/>
          <table:table-cell office:value-type="string" table:style-name="ce49">
            <text:p>Avg Price<text:s/></text:p>
          </table:table-cell>
          <table:table-cell table:style-name="ce7"/>
          <table:table-cell office:value-type="currency" office:value="62500" table:formula="of:=[Assumptions.$D$6]" table:style-name="ce21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office:value-type="currency" office:value="62500" table:formula="of:=[Assumptions.$D$6]" table:style-name="ce9">
            <text:p>$62,500.00</text:p>
          </table:table-cell>
          <table:table-cell table:style-name="ce11"/>
          <table:table-cell table:number-columns-repeated="16356"/>
        </table:table-row>
        <table:table-row table:style-name="ro1">
          <table:table-cell table:style-name="ce4"/>
          <table:table-cell office:value-type="string" table:style-name="ce43">
            <text:p>Total Inflows</text:p>
          </table:table-cell>
          <table:table-cell office:value-type="currency" office:value="1968750000" table:formula="of:=SUM([.D14:.AA14])" table:style-name="ce25">
            <text:p>$1,968,750,000.00</text:p>
          </table:table-cell>
          <table:table-cell office:value-type="currency" office:value="41015625" table:formula="of:=[.D13]*[.D11]" table:style-name="ce21">
            <text:p>$41,015,625.00</text:p>
          </table:table-cell>
          <table:table-cell office:value-type="currency" office:value="41015625" table:formula="of:=[.E13]*[.E11]" table:style-name="ce9">
            <text:p>$41,015,625.00</text:p>
          </table:table-cell>
          <table:table-cell office:value-type="currency" office:value="41015625" table:formula="of:=[.F13]*[.F11]" table:style-name="ce9">
            <text:p>$41,015,625.00</text:p>
          </table:table-cell>
          <table:table-cell office:value-type="currency" office:value="41015625" table:formula="of:=[.G13]*[.G11]" table:style-name="ce9">
            <text:p>$41,015,625.00</text:p>
          </table:table-cell>
          <table:table-cell office:value-type="currency" office:value="41015625" table:formula="of:=[.H13]*[.H11]" table:style-name="ce9">
            <text:p>$41,015,625.00</text:p>
          </table:table-cell>
          <table:table-cell office:value-type="currency" office:value="41015625" table:formula="of:=[.I13]*[.I11]" table:style-name="ce9">
            <text:p>$41,015,625.00</text:p>
          </table:table-cell>
          <table:table-cell office:value-type="currency" office:value="41015625" table:formula="of:=[.J13]*[.J11]" table:style-name="ce9">
            <text:p>$41,015,625.00</text:p>
          </table:table-cell>
          <table:table-cell office:value-type="currency" office:value="41015625" table:formula="of:=[.K13]*[.K11]" table:style-name="ce9">
            <text:p>$41,015,625.00</text:p>
          </table:table-cell>
          <table:table-cell office:value-type="currency" office:value="41015625" table:formula="of:=[.L13]*[.L11]" table:style-name="ce9">
            <text:p>$41,015,625.00</text:p>
          </table:table-cell>
          <table:table-cell office:value-type="currency" office:value="41015625" table:formula="of:=[.M13]*[.M11]" table:style-name="ce9">
            <text:p>$41,015,625.00</text:p>
          </table:table-cell>
          <table:table-cell office:value-type="currency" office:value="41015625" table:formula="of:=[.N13]*[.N11]" table:style-name="ce9">
            <text:p>$41,015,625.00</text:p>
          </table:table-cell>
          <table:table-cell office:value-type="currency" office:value="41015625" table:formula="of:=[.O13]*[.O11]" table:style-name="ce9">
            <text:p>$41,015,625.00</text:p>
          </table:table-cell>
          <table:table-cell office:value-type="currency" office:value="123046875" table:formula="of:=[.P13]*[.P11]" table:style-name="ce9">
            <text:p>$123,046,875.00</text:p>
          </table:table-cell>
          <table:table-cell office:value-type="currency" office:value="123046875" table:formula="of:=[.Q13]*[.Q11]" table:style-name="ce9">
            <text:p>$123,046,875.00</text:p>
          </table:table-cell>
          <table:table-cell office:value-type="currency" office:value="123046875" table:formula="of:=[.R13]*[.R11]" table:style-name="ce9">
            <text:p>$123,046,875.00</text:p>
          </table:table-cell>
          <table:table-cell office:value-type="currency" office:value="123046875" table:formula="of:=[.S13]*[.S11]" table:style-name="ce9">
            <text:p>$123,046,875.00</text:p>
          </table:table-cell>
          <table:table-cell office:value-type="currency" office:value="123046875" table:formula="of:=[.T13]*[.T11]" table:style-name="ce9">
            <text:p>$123,046,875.00</text:p>
          </table:table-cell>
          <table:table-cell office:value-type="currency" office:value="123046875" table:formula="of:=[.U13]*[.U11]" table:style-name="ce9">
            <text:p>$123,046,875.00</text:p>
          </table:table-cell>
          <table:table-cell office:value-type="currency" office:value="123046875" table:formula="of:=[.V13]*[.V11]" table:style-name="ce9">
            <text:p>$123,046,875.00</text:p>
          </table:table-cell>
          <table:table-cell office:value-type="currency" office:value="123046875" table:formula="of:=[.W13]*[.W11]" table:style-name="ce9">
            <text:p>$123,046,875.00</text:p>
          </table:table-cell>
          <table:table-cell office:value-type="currency" office:value="123046875" table:formula="of:=[.X13]*[.X11]" table:style-name="ce9">
            <text:p>$123,046,875.00</text:p>
          </table:table-cell>
          <table:table-cell office:value-type="currency" office:value="123046875" table:formula="of:=[.Y13]*[.Y11]" table:style-name="ce9">
            <text:p>$123,046,875.00</text:p>
          </table:table-cell>
          <table:table-cell office:value-type="currency" office:value="123046875" table:formula="of:=[.Z13]*[.Z11]" table:style-name="ce9">
            <text:p>$123,046,875.00</text:p>
          </table:table-cell>
          <table:table-cell office:value-type="currency" office:value="123046875" table:formula="of:=[.AA13]*[.AA11]" table:style-name="ce9">
            <text:p>$123,046,875.00</text:p>
          </table:table-cell>
          <table:table-cell table:style-name="ce11"/>
          <table:table-cell table:number-columns-repeated="16356"/>
        </table:table-row>
        <table:table-row table:style-name="ro1">
          <table:table-cell table:style-name="ce4"/>
          <table:table-cell table:style-name="ce43"/>
          <table:table-cell table:style-name="ce13"/>
          <table:table-cell table:style-name="ce21"/>
          <table:table-cell table:number-columns-repeated="23" table:style-name="ce9"/>
          <table:table-cell table:style-name="ce11"/>
          <table:table-cell table:number-columns-repeated="16356"/>
        </table:table-row>
        <table:table-row table:style-name="ro1">
          <table:table-cell table:style-name="ce1"/>
          <table:table-cell office:value-type="string" table:style-name="ce43">
            <text:p>Outflows</text:p>
          </table:table-cell>
          <table:table-cell table:style-name="ce43"/>
          <table:table-cell table:style-name="ce56"/>
          <table:table-cell table:style-name="ce57"/>
          <table:table-cell table:style-name="ce58"/>
          <table:table-cell table:style-name="ce59"/>
          <table:table-cell table:number-columns-repeated="20" table:style-name="ce60"/>
          <table:table-cell table:number-columns-repeated="16357" table:style-name="ce17"/>
        </table:table-row>
        <table:table-row table:style-name="ro1">
          <table:table-cell table:style-name="ce1"/>
          <table:table-cell office:value-type="string" table:style-name="ce49">
            <text:p>Land Purchase</text:p>
          </table:table-cell>
          <table:table-cell office:value-type="currency" office:value="300000000" table:formula="of:=SUM([.D17:.AA17])" table:style-name="ce13">
            <text:p>$300,000,000.00</text:p>
          </table:table-cell>
          <table:table-cell office:value-type="currency" office:value="300000000" table:formula="of:=[Assumptions.D20]" table:style-name="ce52">
            <text:p>$300,000,000.00</text:p>
          </table:table-cell>
          <table:table-cell table:number-columns-repeated="23" table:style-name="ce14"/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49">
            <text:p>Permit Costs</text:p>
          </table:table-cell>
          <table:table-cell office:value-type="currency" office:value="225000000" table:formula="of:=SUM([.D18:.AA18])" table:style-name="ce13">
            <text:p>$225,000,000.00</text:p>
          </table:table-cell>
          <table:table-cell office:value-type="currency" office:value="225000000" table:style-name="ce52">
            <text:p>$225,000,000.00</text:p>
          </table:table-cell>
          <table:table-cell table:number-columns-repeated="23" table:style-name="ce14"/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49">
            <text:p>Architecture and design</text:p>
          </table:table-cell>
          <table:table-cell office:value-type="currency" office:value="74999999.999999985" table:formula="of:=SUM([.D19:.AA19])" table:style-name="ce13">
            <text:p>$75,000,000.00</text:p>
          </table:table-cell>
          <table:table-cell office:value-type="currency" office:value="3124999.9999999995" table:formula="of:=[.$G$4]*[.D12]" table:style-name="ce54">
            <text:p>$3,125,000.00</text:p>
          </table:table-cell>
          <table:table-cell office:value-type="currency" office:value="3124999.9999999995" table:formula="of:=[.$G$4]*[.E12]" table:style-name="ce14">
            <text:p>$3,125,000.00</text:p>
          </table:table-cell>
          <table:table-cell office:value-type="currency" office:value="3124999.9999999995" table:formula="of:=[.$G$4]*[.F12]" table:style-name="ce14">
            <text:p>$3,125,000.00</text:p>
          </table:table-cell>
          <table:table-cell office:value-type="currency" office:value="3124999.9999999995" table:formula="of:=[.$G$4]*[.G12]" table:style-name="ce14">
            <text:p>$3,125,000.00</text:p>
          </table:table-cell>
          <table:table-cell office:value-type="currency" office:value="3124999.9999999995" table:formula="of:=[.$G$4]*[.H12]" table:style-name="ce14">
            <text:p>$3,125,000.00</text:p>
          </table:table-cell>
          <table:table-cell office:value-type="currency" office:value="3124999.9999999995" table:formula="of:=[.$G$4]*[.I12]" table:style-name="ce14">
            <text:p>$3,125,000.00</text:p>
          </table:table-cell>
          <table:table-cell office:value-type="currency" office:value="3124999.9999999995" table:formula="of:=[.$G$4]*[.J12]" table:style-name="ce14">
            <text:p>$3,125,000.00</text:p>
          </table:table-cell>
          <table:table-cell office:value-type="currency" office:value="3124999.9999999995" table:formula="of:=[.$G$4]*[.K12]" table:style-name="ce14">
            <text:p>$3,125,000.00</text:p>
          </table:table-cell>
          <table:table-cell office:value-type="currency" office:value="3124999.9999999995" table:formula="of:=[.$G$4]*[.L12]" table:style-name="ce14">
            <text:p>$3,125,000.00</text:p>
          </table:table-cell>
          <table:table-cell office:value-type="currency" office:value="3124999.9999999995" table:formula="of:=[.$G$4]*[.M12]" table:style-name="ce14">
            <text:p>$3,125,000.00</text:p>
          </table:table-cell>
          <table:table-cell office:value-type="currency" office:value="3124999.9999999995" table:formula="of:=[.$G$4]*[.N12]" table:style-name="ce14">
            <text:p>$3,125,000.00</text:p>
          </table:table-cell>
          <table:table-cell office:value-type="currency" office:value="3124999.9999999995" table:formula="of:=[.$G$4]*[.O12]" table:style-name="ce14">
            <text:p>$3,125,000.00</text:p>
          </table:table-cell>
          <table:table-cell office:value-type="currency" office:value="3124999.9999999995" table:formula="of:=[.$G$4]*[.P12]" table:style-name="ce14">
            <text:p>$3,125,000.00</text:p>
          </table:table-cell>
          <table:table-cell office:value-type="currency" office:value="3124999.9999999995" table:formula="of:=[.$G$4]*[.Q12]" table:style-name="ce14">
            <text:p>$3,125,000.00</text:p>
          </table:table-cell>
          <table:table-cell office:value-type="currency" office:value="3124999.9999999995" table:formula="of:=[.$G$4]*[.R12]" table:style-name="ce14">
            <text:p>$3,125,000.00</text:p>
          </table:table-cell>
          <table:table-cell office:value-type="currency" office:value="3124999.9999999995" table:formula="of:=[.$G$4]*[.S12]" table:style-name="ce14">
            <text:p>$3,125,000.00</text:p>
          </table:table-cell>
          <table:table-cell office:value-type="currency" office:value="3124999.9999999995" table:formula="of:=[.$G$4]*[.T12]" table:style-name="ce14">
            <text:p>$3,125,000.00</text:p>
          </table:table-cell>
          <table:table-cell office:value-type="currency" office:value="3124999.9999999995" table:formula="of:=[.$G$4]*[.U12]" table:style-name="ce14">
            <text:p>$3,125,000.00</text:p>
          </table:table-cell>
          <table:table-cell office:value-type="currency" office:value="3124999.9999999995" table:formula="of:=[.$G$4]*[.V12]" table:style-name="ce14">
            <text:p>$3,125,000.00</text:p>
          </table:table-cell>
          <table:table-cell office:value-type="currency" office:value="3124999.9999999995" table:formula="of:=[.$G$4]*[.W12]" table:style-name="ce14">
            <text:p>$3,125,000.00</text:p>
          </table:table-cell>
          <table:table-cell office:value-type="currency" office:value="3124999.9999999995" table:formula="of:=[.$G$4]*[.X12]" table:style-name="ce14">
            <text:p>$3,125,000.00</text:p>
          </table:table-cell>
          <table:table-cell office:value-type="currency" office:value="3124999.9999999995" table:formula="of:=[.$G$4]*[.Y12]" table:style-name="ce14">
            <text:p>$3,125,000.00</text:p>
          </table:table-cell>
          <table:table-cell office:value-type="currency" office:value="3124999.9999999995" table:formula="of:=[.$G$4]*[.Z12]" table:style-name="ce14">
            <text:p>$3,125,000.00</text:p>
          </table:table-cell>
          <table:table-cell office:value-type="currency" office:value="3124999.9999999995" table:formula="of:=[.$G$4]*[.AA12]" table:style-name="ce14">
            <text:p>$3,125,000.00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49">
            <text:p>Construction Cost</text:p>
          </table:table-cell>
          <table:table-cell office:value-type="currency" office:value="900000000" table:formula="of:=SUM([.D20:.AA20])" table:style-name="ce13">
            <text:p>$900,000,000.00</text:p>
          </table:table-cell>
          <table:table-cell office:value-type="currency" office:value="37500000" table:formula="of:=[.$G$3]*[.D12]" table:style-name="ce54">
            <text:p>$37,500,000.00</text:p>
          </table:table-cell>
          <table:table-cell office:value-type="currency" office:value="37500000" table:formula="of:=[.$G$3]*[.E12]" table:style-name="ce14">
            <text:p>$37,500,000.00</text:p>
          </table:table-cell>
          <table:table-cell office:value-type="currency" office:value="37500000" table:formula="of:=[.$G$3]*[.F12]" table:style-name="ce14">
            <text:p>$37,500,000.00</text:p>
          </table:table-cell>
          <table:table-cell office:value-type="currency" office:value="37500000" table:formula="of:=[.$G$3]*[.G12]" table:style-name="ce14">
            <text:p>$37,500,000.00</text:p>
          </table:table-cell>
          <table:table-cell office:value-type="currency" office:value="37500000" table:formula="of:=[.$G$3]*[.H12]" table:style-name="ce14">
            <text:p>$37,500,000.00</text:p>
          </table:table-cell>
          <table:table-cell office:value-type="currency" office:value="37500000" table:formula="of:=[.$G$3]*[.I12]" table:style-name="ce14">
            <text:p>$37,500,000.00</text:p>
          </table:table-cell>
          <table:table-cell office:value-type="currency" office:value="37500000" table:formula="of:=[.$G$3]*[.J12]" table:style-name="ce14">
            <text:p>$37,500,000.00</text:p>
          </table:table-cell>
          <table:table-cell office:value-type="currency" office:value="37500000" table:formula="of:=[.$G$3]*[.K12]" table:style-name="ce14">
            <text:p>$37,500,000.00</text:p>
          </table:table-cell>
          <table:table-cell office:value-type="currency" office:value="37500000" table:formula="of:=[.$G$3]*[.L12]" table:style-name="ce14">
            <text:p>$37,500,000.00</text:p>
          </table:table-cell>
          <table:table-cell office:value-type="currency" office:value="37500000" table:formula="of:=[.$G$3]*[.M12]" table:style-name="ce14">
            <text:p>$37,500,000.00</text:p>
          </table:table-cell>
          <table:table-cell office:value-type="currency" office:value="37500000" table:formula="of:=[.$G$3]*[.N12]" table:style-name="ce14">
            <text:p>$37,500,000.00</text:p>
          </table:table-cell>
          <table:table-cell office:value-type="currency" office:value="37500000" table:formula="of:=[.$G$3]*[.O12]" table:style-name="ce14">
            <text:p>$37,500,000.00</text:p>
          </table:table-cell>
          <table:table-cell office:value-type="currency" office:value="37500000" table:formula="of:=[.$G$3]*[.P12]" table:style-name="ce14">
            <text:p>$37,500,000.00</text:p>
          </table:table-cell>
          <table:table-cell office:value-type="currency" office:value="37500000" table:formula="of:=[.$G$3]*[.Q12]" table:style-name="ce14">
            <text:p>$37,500,000.00</text:p>
          </table:table-cell>
          <table:table-cell office:value-type="currency" office:value="37500000" table:formula="of:=[.$G$3]*[.R12]" table:style-name="ce14">
            <text:p>$37,500,000.00</text:p>
          </table:table-cell>
          <table:table-cell office:value-type="currency" office:value="37500000" table:formula="of:=[.$G$3]*[.S12]" table:style-name="ce14">
            <text:p>$37,500,000.00</text:p>
          </table:table-cell>
          <table:table-cell office:value-type="currency" office:value="37500000" table:formula="of:=[.$G$3]*[.T12]" table:style-name="ce14">
            <text:p>$37,500,000.00</text:p>
          </table:table-cell>
          <table:table-cell office:value-type="currency" office:value="37500000" table:formula="of:=[.$G$3]*[.U12]" table:style-name="ce14">
            <text:p>$37,500,000.00</text:p>
          </table:table-cell>
          <table:table-cell office:value-type="currency" office:value="37500000" table:formula="of:=[.$G$3]*[.V12]" table:style-name="ce14">
            <text:p>$37,500,000.00</text:p>
          </table:table-cell>
          <table:table-cell office:value-type="currency" office:value="37500000" table:formula="of:=[.$G$3]*[.W12]" table:style-name="ce14">
            <text:p>$37,500,000.00</text:p>
          </table:table-cell>
          <table:table-cell office:value-type="currency" office:value="37500000" table:formula="of:=[.$G$3]*[.X12]" table:style-name="ce14">
            <text:p>$37,500,000.00</text:p>
          </table:table-cell>
          <table:table-cell office:value-type="currency" office:value="37500000" table:formula="of:=[.$G$3]*[.Y12]" table:style-name="ce14">
            <text:p>$37,500,000.00</text:p>
          </table:table-cell>
          <table:table-cell office:value-type="currency" office:value="37500000" table:formula="of:=[.$G$3]*[.Z12]" table:style-name="ce14">
            <text:p>$37,500,000.00</text:p>
          </table:table-cell>
          <table:table-cell office:value-type="currency" office:value="37500000" table:formula="of:=[.$G$3]*[.AA12]" table:style-name="ce14">
            <text:p>$37,500,000.00</text:p>
          </table:table-cell>
          <table:table-cell table:number-columns-repeated="16357" table:style-name="ce1"/>
        </table:table-row>
        <table:table-row table:style-name="ro2">
          <table:table-cell table:style-name="ce1"/>
          <table:table-cell office:value-type="string" table:style-name="ce51">
            <text:p>Total Outflows</text:p>
          </table:table-cell>
          <table:table-cell office:value-type="currency" office:value="1500000000" table:formula="of:=[.C17]+[.C18]+[.C19]+[.C20]" table:style-name="ce18">
            <text:p>$1,500,000,000.00</text:p>
          </table:table-cell>
          <table:table-cell office:value-type="currency" office:value="565625000" table:formula="of:=[.D17]+[.D18]+[.D19]+[.D20]" table:style-name="ce55">
            <text:p>$565,625,000.00</text:p>
          </table:table-cell>
          <table:table-cell office:value-type="currency" office:value="40625000" table:formula="of:=[.E17]+[.E18]+[.E19]+[.E20]" table:style-name="ce19">
            <text:p>$40,625,000.00</text:p>
          </table:table-cell>
          <table:table-cell office:value-type="currency" office:value="40625000" table:formula="of:=[.F17]+[.F18]+[.F19]+[.F20]" table:style-name="ce19">
            <text:p>$40,625,000.00</text:p>
          </table:table-cell>
          <table:table-cell office:value-type="currency" office:value="40625000" table:formula="of:=[.G17]+[.G18]+[.G19]+[.G20]" table:style-name="ce19">
            <text:p>$40,625,000.00</text:p>
          </table:table-cell>
          <table:table-cell office:value-type="currency" office:value="40625000" table:formula="of:=[.H17]+[.H18]+[.H19]+[.H20]" table:style-name="ce19">
            <text:p>$40,625,000.00</text:p>
          </table:table-cell>
          <table:table-cell office:value-type="currency" office:value="40625000" table:formula="of:=[.I17]+[.I18]+[.I19]+[.I20]" table:style-name="ce19">
            <text:p>$40,625,000.00</text:p>
          </table:table-cell>
          <table:table-cell office:value-type="currency" office:value="40625000" table:formula="of:=[.J17]+[.J18]+[.J19]+[.J20]" table:style-name="ce19">
            <text:p>$40,625,000.00</text:p>
          </table:table-cell>
          <table:table-cell office:value-type="currency" office:value="40625000" table:formula="of:=[.K17]+[.K18]+[.K19]+[.K20]" table:style-name="ce19">
            <text:p>$40,625,000.00</text:p>
          </table:table-cell>
          <table:table-cell office:value-type="currency" office:value="40625000" table:formula="of:=[.L17]+[.L18]+[.L19]+[.L20]" table:style-name="ce19">
            <text:p>$40,625,000.00</text:p>
          </table:table-cell>
          <table:table-cell office:value-type="currency" office:value="40625000" table:formula="of:=[.M17]+[.M18]+[.M19]+[.M20]" table:style-name="ce19">
            <text:p>$40,625,000.00</text:p>
          </table:table-cell>
          <table:table-cell office:value-type="currency" office:value="40625000" table:formula="of:=[.N17]+[.N18]+[.N19]+[.N20]" table:style-name="ce19">
            <text:p>$40,625,000.00</text:p>
          </table:table-cell>
          <table:table-cell office:value-type="currency" office:value="40625000" table:formula="of:=[.O17]+[.O18]+[.O19]+[.O20]" table:style-name="ce19">
            <text:p>$40,625,000.00</text:p>
          </table:table-cell>
          <table:table-cell office:value-type="currency" office:value="40625000" table:formula="of:=[.P17]+[.P18]+[.P19]+[.P20]" table:style-name="ce19">
            <text:p>$40,625,000.00</text:p>
          </table:table-cell>
          <table:table-cell office:value-type="currency" office:value="40625000" table:formula="of:=[.Q17]+[.Q18]+[.Q19]+[.Q20]" table:style-name="ce19">
            <text:p>$40,625,000.00</text:p>
          </table:table-cell>
          <table:table-cell office:value-type="currency" office:value="40625000" table:formula="of:=[.R17]+[.R18]+[.R19]+[.R20]" table:style-name="ce19">
            <text:p>$40,625,000.00</text:p>
          </table:table-cell>
          <table:table-cell office:value-type="currency" office:value="40625000" table:formula="of:=[.S17]+[.S18]+[.S19]+[.S20]" table:style-name="ce19">
            <text:p>$40,625,000.00</text:p>
          </table:table-cell>
          <table:table-cell office:value-type="currency" office:value="40625000" table:formula="of:=[.T17]+[.T18]+[.T19]+[.T20]" table:style-name="ce19">
            <text:p>$40,625,000.00</text:p>
          </table:table-cell>
          <table:table-cell office:value-type="currency" office:value="40625000" table:formula="of:=[.U17]+[.U18]+[.U19]+[.U20]" table:style-name="ce19">
            <text:p>$40,625,000.00</text:p>
          </table:table-cell>
          <table:table-cell office:value-type="currency" office:value="40625000" table:formula="of:=[.V17]+[.V18]+[.V19]+[.V20]" table:style-name="ce19">
            <text:p>$40,625,000.00</text:p>
          </table:table-cell>
          <table:table-cell office:value-type="currency" office:value="40625000" table:formula="of:=[.W17]+[.W18]+[.W19]+[.W20]" table:style-name="ce19">
            <text:p>$40,625,000.00</text:p>
          </table:table-cell>
          <table:table-cell office:value-type="currency" office:value="40625000" table:formula="of:=[.X17]+[.X18]+[.X19]+[.X20]" table:style-name="ce19">
            <text:p>$40,625,000.00</text:p>
          </table:table-cell>
          <table:table-cell office:value-type="currency" office:value="40625000" table:formula="of:=[.Y17]+[.Y18]+[.Y19]+[.Y20]" table:style-name="ce19">
            <text:p>$40,625,000.00</text:p>
          </table:table-cell>
          <table:table-cell office:value-type="currency" office:value="40625000" table:formula="of:=[.Z17]+[.Z18]+[.Z19]+[.Z20]" table:style-name="ce19">
            <text:p>$40,625,000.00</text:p>
          </table:table-cell>
          <table:table-cell office:value-type="currency" office:value="40625000" table:formula="of:=[.AA17]+[.AA18]+[.AA19]+[.AA20]" table:style-name="ce19">
            <text:p>$40,625,000.00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61">
            <text:p>Net Cashflows</text:p>
          </table:table-cell>
          <table:table-cell office:value-type="currency" office:value="1500000000" table:style-name="ce62">
            <text:p>$1,500,000,000.00</text:p>
          </table:table-cell>
          <table:table-cell office:value-type="currency" office:value="-524609375" table:formula="of:=[.D14]-[.D21]" table:style-name="ce63">
            <text:p>-$524,609,375.00</text:p>
          </table:table-cell>
          <table:table-cell office:value-type="currency" office:value="390625" table:formula="of:=[.E14]-[.E21]" table:style-name="ce64">
            <text:p>$390,625.00</text:p>
          </table:table-cell>
          <table:table-cell office:value-type="currency" office:value="390625" table:formula="of:=[.F14]-[.F21]" table:style-name="ce64">
            <text:p>$390,625.00</text:p>
          </table:table-cell>
          <table:table-cell office:value-type="currency" office:value="390625" table:formula="of:=[.G14]-[.G21]" table:style-name="ce64">
            <text:p>$390,625.00</text:p>
          </table:table-cell>
          <table:table-cell office:value-type="currency" office:value="390625" table:formula="of:=[.H14]-[.H21]" table:style-name="ce64">
            <text:p>$390,625.00</text:p>
          </table:table-cell>
          <table:table-cell office:value-type="currency" office:value="390625" table:formula="of:=[.I14]-[.I21]" table:style-name="ce64">
            <text:p>$390,625.00</text:p>
          </table:table-cell>
          <table:table-cell office:value-type="currency" office:value="390625" table:formula="of:=[.J14]-[.J21]" table:style-name="ce64">
            <text:p>$390,625.00</text:p>
          </table:table-cell>
          <table:table-cell office:value-type="currency" office:value="390625" table:formula="of:=[.K14]-[.K21]" table:style-name="ce64">
            <text:p>$390,625.00</text:p>
          </table:table-cell>
          <table:table-cell office:value-type="currency" office:value="390625" table:formula="of:=[.L14]-[.L21]" table:style-name="ce64">
            <text:p>$390,625.00</text:p>
          </table:table-cell>
          <table:table-cell office:value-type="currency" office:value="390625" table:formula="of:=[.M14]-[.M21]" table:style-name="ce64">
            <text:p>$390,625.00</text:p>
          </table:table-cell>
          <table:table-cell office:value-type="currency" office:value="390625" table:formula="of:=[.N14]-[.N21]" table:style-name="ce64">
            <text:p>$390,625.00</text:p>
          </table:table-cell>
          <table:table-cell office:value-type="currency" office:value="390625" table:formula="of:=[.O14]-[.O21]" table:style-name="ce64">
            <text:p>$390,625.00</text:p>
          </table:table-cell>
          <table:table-cell office:value-type="currency" office:value="82421875" table:formula="of:=[.P14]-[.P21]" table:style-name="ce64">
            <text:p>$82,421,875.00</text:p>
          </table:table-cell>
          <table:table-cell office:value-type="currency" office:value="82421875" table:formula="of:=[.Q14]-[.Q21]" table:style-name="ce64">
            <text:p>$82,421,875.00</text:p>
          </table:table-cell>
          <table:table-cell office:value-type="currency" office:value="82421875" table:formula="of:=[.R14]-[.R21]" table:style-name="ce64">
            <text:p>$82,421,875.00</text:p>
          </table:table-cell>
          <table:table-cell office:value-type="currency" office:value="82421875" table:formula="of:=[.S14]-[.S21]" table:style-name="ce64">
            <text:p>$82,421,875.00</text:p>
          </table:table-cell>
          <table:table-cell office:value-type="currency" office:value="82421875" table:formula="of:=[.T14]-[.T21]" table:style-name="ce64">
            <text:p>$82,421,875.00</text:p>
          </table:table-cell>
          <table:table-cell office:value-type="currency" office:value="82421875" table:formula="of:=[.U14]-[.U21]" table:style-name="ce64">
            <text:p>$82,421,875.00</text:p>
          </table:table-cell>
          <table:table-cell office:value-type="currency" office:value="82421875" table:formula="of:=[.V14]-[.V21]" table:style-name="ce64">
            <text:p>$82,421,875.00</text:p>
          </table:table-cell>
          <table:table-cell office:value-type="currency" office:value="82421875" table:formula="of:=[.W14]-[.W21]" table:style-name="ce64">
            <text:p>$82,421,875.00</text:p>
          </table:table-cell>
          <table:table-cell office:value-type="currency" office:value="82421875" table:formula="of:=[.X14]-[.X21]" table:style-name="ce64">
            <text:p>$82,421,875.00</text:p>
          </table:table-cell>
          <table:table-cell office:value-type="currency" office:value="82421875" table:formula="of:=[.Y14]-[.Y21]" table:style-name="ce64">
            <text:p>$82,421,875.00</text:p>
          </table:table-cell>
          <table:table-cell office:value-type="currency" office:value="82421875" table:formula="of:=[.Z14]-[.Z21]" table:style-name="ce64">
            <text:p>$82,421,875.00</text:p>
          </table:table-cell>
          <table:table-cell office:value-type="currency" office:value="82421875" table:formula="of:=[.AA14]-[.AA21]" table:style-name="ce64">
            <text:p>$82,421,875.00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43">
            <text:p>IRR</text:p>
          </table:table-cell>
          <table:table-cell office:value-type="percentage" office:value="0.45331698404442289" table:formula="of:=(IRR([.D22:.AA22]))*12" table:style-name="ce26">
            <text:p>45.33%</text:p>
          </table:table-cell>
          <table:table-cell table:style-name="ce14"/>
          <table:table-cell table:style-name="ce15"/>
          <table:table-cell table:style-name="ce14"/>
          <table:table-cell table:style-name="ce16"/>
          <table:table-cell table:number-columns-repeated="20" table:style-name="ce17"/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43">
            <text:p>MOIC</text:p>
          </table:table-cell>
          <table:table-cell office:value-type="float" office:value="1.8935219657483247" table:formula="of:=SUM([.E22:.AA22])/-[.D22]" table:style-name="ce70">
            <text:p>1.9x</text:p>
          </table:table-cell>
          <table:table-cell table:style-name="ce14"/>
          <table:table-cell table:style-name="ce15"/>
          <table:table-cell table:style-name="ce14"/>
          <table:table-cell table:style-name="ce16"/>
          <table:table-cell table:number-columns-repeated="20" table:style-name="ce17"/>
          <table:table-cell table:number-columns-repeated="16357" table:style-name="ce1"/>
        </table:table-row>
        <table:table-row table:style-name="ro1">
          <table:table-cell table:style-name="ce1"/>
          <table:table-cell table:style-name="ce5"/>
          <table:table-cell table:style-name="ce27"/>
          <table:table-cell table:number-columns-repeated="25" table:style-name="ce9"/>
          <table:table-cell table:number-columns-repeated="16356"/>
        </table:table-row>
        <table:table-row table:style-name="ro1">
          <table:table-cell table:style-name="ce1"/>
          <table:table-cell table:style-name="ce5"/>
          <table:table-cell table:number-columns-repeated="2" table:style-name="ce27"/>
          <table:table-cell table:style-name="ce5"/>
          <table:table-cell table:style-name="ce9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4" table:style-name="ce5"/>
          <table:table-cell table:style-name="ce9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7">
            <text:p>Year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27"/>
          <table:table-cell table:style-name="ce9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table:style-name="ce3"/>
          <table:table-cell office:value-type="string" table:style-name="ce49">
            <text:p>Sold M^2</text:p>
          </table:table-cell>
          <table:table-cell office:value-type="float" office:value="7875" table:formula="of:=[.C3]" table:style-name="ce65">
            <text:p>7875</text:p>
          </table:table-cell>
          <table:table-cell office:value-type="float" office:value="23625" table:formula="of:=[.C4]" table:style-name="ce65">
            <text:p>23625</text:p>
          </table:table-cell>
          <table:table-cell table:style-name="ce5"/>
          <table:table-cell table:style-name="ce9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49">
            <text:p>Constructed M^2</text:p>
          </table:table-cell>
          <table:table-cell office:value-type="float" office:value="15750" table:formula="of:=[.$C$5]/2" table:style-name="ce65">
            <text:p>15750</text:p>
          </table:table-cell>
          <table:table-cell office:value-type="float" office:value="15750" table:formula="of:=[.$C$5]/2" table:style-name="ce65">
            <text:p>15750</text:p>
          </table:table-cell>
          <table:table-cell table:style-name="ce5"/>
          <table:table-cell table:style-name="ce9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49">
            <text:p>Avg Price<text:s/></text:p>
          </table:table-cell>
          <table:table-cell office:value-type="currency" office:value="62500" table:style-name="ce9">
            <text:p>$62,500.00</text:p>
          </table:table-cell>
          <table:table-cell office:value-type="currency" office:value="62500" table:style-name="ce9">
            <text:p>$62,500.00</text:p>
          </table:table-cell>
          <table:table-cell table:style-name="ce5"/>
          <table:table-cell table:style-name="ce9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7">
            <text:p>Total Inflows</text:p>
          </table:table-cell>
          <table:table-cell office:value-type="currency" office:value="492187500" table:formula="of:=[.C29]*[.C31]" table:style-name="ce9">
            <text:p>$492,187,500.00</text:p>
          </table:table-cell>
          <table:table-cell office:value-type="currency" office:value="1476562500" table:formula="of:=[.D29]*[.D31]" table:style-name="ce9">
            <text:p>$1,476,562,500.00</text:p>
          </table:table-cell>
          <table:table-cell table:style-name="ce5"/>
          <table:table-cell table:style-name="ce9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table:style-name="ce5"/>
          <table:table-cell table:style-name="ce9"/>
          <table:table-cell table:number-columns-repeated="2" table:style-name="ce5"/>
          <table:table-cell table:style-name="ce9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43">
            <text:p>Outflows</text:p>
          </table:table-cell>
          <table:table-cell table:number-columns-repeated="2" table:style-name="ce47"/>
          <table:table-cell table:style-name="ce5"/>
          <table:table-cell table:style-name="ce9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47">
            <text:p>Land Purchased</text:p>
          </table:table-cell>
          <table:table-cell office:value-type="currency" office:value="300000000" table:formula="of:=[Assumptions.D20]" table:style-name="ce9">
            <text:p>$300,000,000.00</text:p>
          </table:table-cell>
          <table:table-cell office:value-type="currency" office:value="0" table:style-name="ce9">
            <text:p>$0.00</text:p>
          </table:table-cell>
          <table:table-cell table:style-name="ce5"/>
          <table:table-cell table:style-name="ce9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49">
            <text:p>Permit Costs</text:p>
          </table:table-cell>
          <table:table-cell office:value-type="currency" office:value="225000000" table:formula="of:=[Assumptions.D21]" table:style-name="ce9">
            <text:p>$225,000,000.00</text:p>
          </table:table-cell>
          <table:table-cell office:value-type="currency" office:value="0" table:style-name="ce9">
            <text:p>$0.00</text:p>
          </table:table-cell>
          <table:table-cell table:style-name="ce5"/>
          <table:table-cell table:style-name="ce9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49">
            <text:p>Architecture and design</text:p>
          </table:table-cell>
          <table:table-cell office:value-type="currency" office:value="37500000" table:formula="of:=[.G4]*[.C30]" table:style-name="ce9">
            <text:p>$37,500,000.00</text:p>
          </table:table-cell>
          <table:table-cell office:value-type="currency" office:value="37500000" table:formula="of:=[.G4]*[.D30]" table:style-name="ce9">
            <text:p>$37,500,000.00</text:p>
          </table:table-cell>
          <table:table-cell table:style-name="ce5"/>
          <table:table-cell table:style-name="ce9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49">
            <text:p>Construction Cost</text:p>
          </table:table-cell>
          <table:table-cell office:value-type="currency" office:value="450000000" table:formula="of:=[.G3]*[.C30]" table:style-name="ce9">
            <text:p>$450,000,000.00</text:p>
          </table:table-cell>
          <table:table-cell office:value-type="currency" office:value="450000000" table:formula="of:=[.G3]*[.D30]" table:style-name="ce9">
            <text:p>$450,000,000.00</text:p>
          </table:table-cell>
          <table:table-cell table:style-name="ce5"/>
          <table:table-cell table:style-name="ce9"/>
          <table:table-cell table:style-name="ce2"/>
          <table:table-cell table:number-columns-repeated="16377"/>
        </table:table-row>
        <table:table-row table:style-name="ro2">
          <table:table-cell/>
          <table:table-cell office:value-type="string" table:style-name="ce68">
            <text:p>Total Outflows</text:p>
          </table:table-cell>
          <table:table-cell office:value-type="currency" office:value="1012500000" table:formula="of:=SUM([.C35:.C38])" table:style-name="ce19">
            <text:p>$1,012,500,000.00</text:p>
          </table:table-cell>
          <table:table-cell office:value-type="currency" office:value="487500000" table:formula="of:=SUM([.D35:.D38])" table:style-name="ce19">
            <text:p>$487,500,000.00</text:p>
          </table:table-cell>
          <table:table-cell table:style-name="ce5"/>
          <table:table-cell table:style-name="ce9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66">
            <text:p>Net Cashflows</text:p>
          </table:table-cell>
          <table:table-cell office:value-type="currency" office:value="-520312500" table:formula="of:=[.C32]-[.C39]" table:style-name="ce67">
            <text:p>-$520,312,500.00</text:p>
          </table:table-cell>
          <table:table-cell office:value-type="currency" office:value="989062500" table:formula="of:=[.D32]-[.D39]" table:style-name="ce67">
            <text:p>$989,062,500.00</text:p>
          </table:table-cell>
          <table:table-cell table:style-name="ce5"/>
          <table:table-cell table:style-name="ce9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71">
            <text:p>IRR</text:p>
          </table:table-cell>
          <table:table-cell office:value-type="percentage" office:value="0.45045045045045051" table:formula="of:=IRR([.C40:.E40])/2" table:style-name="ce20">
            <text:p>45.05%</text:p>
          </table:table-cell>
          <table:table-cell table:number-columns-repeated="2" table:style-name="ce5"/>
          <table:table-cell table:style-name="ce9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71">
            <text:p>MOIC</text:p>
          </table:table-cell>
          <table:table-cell office:value-type="float" office:value="1.9009009009009008" table:formula="of:=[.D40]/-[.C40]" table:style-name="ce69">
            <text:p>1.9x</text:p>
          </table:table-cell>
          <table:table-cell table:number-columns-repeated="2" table:style-name="ce5"/>
          <table:table-cell table:style-name="ce9"/>
          <table:table-cell table:style-name="ce2"/>
          <table:table-cell table:number-columns-repeated="16377"/>
        </table:table-row>
        <table:table-row table:number-rows-repeated="2" table:style-name="ro1">
          <table:table-cell/>
          <table:table-cell table:number-columns-repeated="4" table:style-name="ce5"/>
          <table:table-cell table:style-name="ce9"/>
          <table:table-cell table:style-name="ce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"/>
          <table:table-cell table:style-name="ce5"/>
          <table:table-cell table:number-columns-repeated="2" table:style-name="ce2"/>
          <table:table-cell table:number-columns-repeated="16377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2P0">
      <number:currency-symbol>$</number:currency-symbol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P0"/>
    </number:currency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2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2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2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5">
      <number:number number:decimal-places="1" number:min-decimal-places="1" number:min-integer-digits="1"/>
      <number:text>x</number:text>
    </number:number-style>
    <style:style style:name="Millares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FRANCISCO JAVIER VARGAS FENTANES</meta:initial-creator>
    <dc:creator>Francisco Javier Vargas Fentanes</dc:creator>
    <meta:creation-date>2024-04-16T00:54:26Z</meta:creation-date>
    <dc:date>2024-04-16T11:43:03Z</dc:date>
  </office:meta>
</office:document-meta>
</file>